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C7000001FF5D87E0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style:font-size-asian="18pt" style:font-name-complex="Calibri1"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name-complex="Calibri1" style:font-size-complex="18pt"/>
    </style:style>
    <style:style style:name="P3" style:family="paragraph" style:parent-style-name="Standard">
      <style:paragraph-properties fo:text-align="justify" style:justify-single-word="false"/>
      <style:text-properties fo:font-size="18pt" fo:font-style="italic" style:text-underline-style="solid" style:text-underline-width="auto" style:text-underline-color="font-color" style:font-size-asian="18pt" style:font-style-asian="italic" style:font-name-complex="Calibri1" style:font-size-complex="18pt"/>
    </style:style>
    <style:style style:name="P4" style:family="paragraph" style:parent-style-name="Standard">
      <style:paragraph-properties fo:text-align="justify" style:justify-single-word="false"/>
    </style:style>
    <style:style style:name="P5" style:family="paragraph" style:parent-style-name="Standard">
      <style:text-properties fo:font-size="12pt" style:font-size-asian="12pt" style:font-name-complex="Calibri1" style:font-size-complex="12pt"/>
    </style:style>
    <style:style style:name="P6" style:family="paragraph" style:parent-style-name="Standard">
      <style:paragraph-properties fo:text-align="justify" style:justify-single-word="false"/>
      <style:text-properties fo:font-size="12pt" style:font-size-asian="12pt" style:font-name-complex="Calibri1" style:font-size-complex="12pt"/>
    </style:style>
    <style:style style:name="P7" style:family="paragraph" style:parent-style-name="Standard">
      <style:paragraph-properties fo:text-align="justify" style:justify-single-word="false"/>
      <style:text-properties fo:color="#000000" fo:font-size="12pt" style:font-size-asian="12pt" style:font-size-complex="12pt" style:font-weight-complex="bold"/>
    </style:style>
    <style:style style:name="P8" style:family="paragraph" style:parent-style-name="Standard">
      <style:paragraph-properties fo:text-align="justify" style:justify-single-word="false"/>
      <style:text-properties fo:font-size="14pt" fo:font-style="italic" style:text-underline-style="solid" style:text-underline-width="auto" style:text-underline-color="font-color" style:font-size-asian="14pt" style:font-style-asian="italic" style:font-name-complex="Calibri1" style:font-size-complex="14pt"/>
    </style:style>
    <style:style style:name="P9" style:family="paragraph" style:parent-style-name="Standard">
      <style:paragraph-properties fo:text-align="justify" style:justify-single-word="false" fo:keep-with-next="always"/>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fo:text-align="justify" style:justify-single-word="false"/>
    </style:style>
    <style:style style:name="P12" style:family="paragraph" style:parent-style-name="Standard">
      <style:paragraph-properties fo:margin-top="0in" fo:margin-bottom="0in" fo:line-height="100%" fo:text-align="justify" style:justify-single-word="false"/>
      <style:text-properties fo:font-size="18pt" fo:font-style="italic" style:text-underline-style="solid" style:text-underline-width="auto" style:text-underline-color="font-color" style:font-size-asian="18pt" style:font-style-asian="italic" style:font-name-complex="Calibri1" style:font-size-complex="18pt"/>
    </style:style>
    <style:style style:name="P13" style:family="paragraph" style:parent-style-name="Standard" style:master-page-name="Standard">
      <style:paragraph-properties style:page-number="auto"/>
    </style:style>
    <style:style style:name="P14" style:family="paragraph" style:parent-style-name="Heading_20_1">
      <style:paragraph-properties style:line-height-at-least="0.1665in"/>
    </style:style>
    <style:style style:name="P15" style:family="paragraph" style:parent-style-name="List_20_Paragraph" style:list-style-name="WWNum12"/>
    <style:style style:name="P16" style:family="paragraph" style:parent-style-name="List_20_Paragraph">
      <style:text-properties fo:font-size="12pt" style:font-size-asian="12pt" style:font-name-complex="Calibri1" style:font-size-complex="12pt"/>
    </style:style>
    <style:style style:name="P17" style:family="paragraph" style:parent-style-name="List_20_Paragraph" style:list-style-name="WWNum13">
      <style:paragraph-properties fo:text-align="justify" style:justify-single-word="false"/>
    </style:style>
    <style:style style:name="P18" style:family="paragraph" style:parent-style-name="List_20_Paragraph" style:list-style-name="WWNum14">
      <style:paragraph-properties fo:text-align="justify" style:justify-single-word="false"/>
    </style:style>
    <style:style style:name="P19" style:family="paragraph" style:parent-style-name="caption">
      <style:paragraph-properties fo:text-align="center" style:justify-single-word="false"/>
    </style:style>
    <style:style style:name="P20" style:family="paragraph">
      <style:paragraph-properties fo:text-align="start"/>
      <style:text-properties fo:font-size="18pt"/>
    </style:style>
    <style:style style:name="T1" style:family="text">
      <style:text-properties fo:font-size="18pt" style:text-underline-style="solid" style:text-underline-width="auto" style:text-underline-color="font-color" style:font-size-asian="18pt" style:font-name-complex="Calibri1" style:font-size-complex="18pt"/>
    </style:style>
    <style:style style:name="T2" style:family="text">
      <style:text-properties fo:font-size="18pt" fo:font-style="italic" style:text-underline-style="solid" style:text-underline-width="auto" style:text-underline-color="font-color" style:font-size-asian="18pt" style:font-style-asian="italic" style:font-name-complex="Calibri1" style:font-size-complex="18pt"/>
    </style:style>
    <style:style style:name="T3" style:family="text">
      <style:text-properties fo:font-size="12pt" style:font-size-asian="12pt"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style:font-name="Calibri" fo:font-size="12pt" fo:font-weight="normal" style:font-size-asian="12pt" style:font-weight-asian="normal" style:font-name-complex="Calibri1" style:font-size-complex="12pt"/>
    </style:style>
    <style:style style:name="T6" style:family="text">
      <style:text-properties style:font-name="Calibri" fo:font-size="12pt" fo:font-weight="normal" style:font-size-asian="12pt" style:font-weight-asian="normal" style:font-name-complex="Helvetica" style:font-size-complex="12pt"/>
    </style:style>
    <style:style style:name="T7" style:family="text">
      <style:text-properties fo:color="#000000" style:font-name="Calibri" fo:font-size="12pt" fo:font-weight="normal" style:font-size-asian="12pt" style:font-weight-asian="normal" style:font-name-complex="Helvetica" style:font-size-complex="12pt"/>
    </style:style>
    <style:style style:name="T8" style:family="text">
      <style:text-properties fo:color="#000000" fo:font-size="12pt" style:font-size-asian="12pt" style:font-size-complex="12pt" style:font-weight-complex="bold"/>
    </style:style>
    <style:style style:name="T9" style:family="text">
      <style:text-properties fo:color="#000000" fo:font-size="12pt" style:font-size-asian="12pt" style:font-size-complex="12pt" style:font-weight-complex="normal"/>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font-size="14pt" fo:font-style="italic" style:text-underline-style="solid" style:text-underline-width="auto" style:text-underline-color="font-color" style:font-size-asian="14pt" style:font-style-asian="italic" style:font-name-complex="Calibri1"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Offline.png" draw:style-name="gr1" draw:text-style-name="P20" svg:width="6.137in" svg:height="2.5642in" svg:x="0in" svg:y="0in">
        <draw:image xlink:href="Pictures/10000201000004C7000001FF5D87E04A.png" xlink:type="simple" xlink:show="embed" xlink:actuate="onLoad">
          <text:p/>
        </draw:image>
      </draw:frame>
      <text:p text:style-name="P13"><text:span text:style-name="T1">Introducción</text:span></text:p>
      <text:p text:style-name="P2"/>
      <text:p text:style-name="P4"><text:span text:style-name="T3">Luego de la aprobación de los trabajos prácticos individuales se planteo el desarrollo grupal de un sistema de complejidad media-alta que incorporara todos los conceptos vistos durante la materia incluyendo el desarrollo grafico que no había sido evaluado anteriormente. Para esto se propuso la creación de un videojuego de plataformas, multijugador de hasta 4 jugadores del cual hablaremos en este informe.</text:span></text:p>
      <text:p text:style-name="P1"/>
      <text:p text:style-name="Standard"><text:span text:style-name="T1">Estructuración y manejo del proyecto</text:span></text:p>
      <text:p text:style-name="P1"/>
      <text:p text:style-name="Standard"><text:span text:style-name="T3">Para encarar el desarrollo del proyecto se propuso la división de tareas más natural que surgió de inmediato: un modulo sería el encargado de la gestión del juego multijugador, esto es, generaría el flujo de la aplicación desde el “login flow”, pasando por la selección de niveles y las condiciones de fin de partida hasta el control de los estados instante a instante de tiempo. <text:s/>El otro modulo sería el encargado del juego en sí, es decir, de la lógica del modelo que es la aplicación de un solo jugador si se quiere. <text:s/>De esta forma existirían muy pocas colisiones entre los integrantes y permitiría una mayor efectividad y libertad al momento de reemplazar porciones de código. Si bien no podía hablarse de completa independencia de los módulos dado a que existía una cantidad de código compartido si podía desarrollarse con cierta flexibilidad.</text:span></text:p>
      <text:p text:style-name="Standard"><text:span text:style-name="T3">Así, pudo empezarse a trabajar desde el primer momento, en principio con ambos módulos separados, tratando de que esta fase durara lo menos posible, y luego ya en conjunto integrando con la mayor celeridad posible. </text:span></text:p>
      <text:p text:style-name="Standard"><text:span text:style-name="T3">Para la primera semana del desarrollo se había propuesto la creación de un camino de datos dummy, que pretendía emular el <text:s/>flujo de datos entre el servidor y el cliente sin utilizar la red pero manteniendo un esquema que permitiera con facilidad la incorporación de esta característica. Además se tenía la intención de tener una estructura de clases para el modelo muy cercana a la que finalmente se usaría. <text:s/></text:span><text:soft-page-break/><text:span text:style-name="T3">Finalmente por cuestiones de disponibilidad de los integrantes solo pudo cumplirse el segundo objetivo.</text:span></text:p>
      <text:p text:style-name="Standard"><text:span text:style-name="T3">Luego además de terminar la estructura de red anteriormente dicha se debía comenzar a probar el modelo con lo que debía incorporarse una pequeña aplicación grafica que dibujara cajas en donde estaban los elementos, esto permitiría ir acercando el modelo a su versión final, arreglando los problemas que tuviera y agregando las características pedidas. Además, se debía incorporar a lo atrasado en la semana anterior la división de las aplicaciones en cliente-servidor y una comunicación rudimentaria entre ellas. Si bien se lograron cumplir estos objetivos diferentes bugs presentes hicieron que no pudieran ser presentados. </text:span></text:p>
      <text:p text:style-name="Standard"><text:span text:style-name="T3">La tercera semana comenzaría con el arreglo de estos bugs y el establecimiento de los protocolos finales de comunicación entre el servidor y el cliente y el establecimiento de un modo de serialización e hidratación de datos a comunicar. Del lado del modelo se tenía que incorporar a los enemigos de nivel, las escaleras, el movimiento del personaje mediante las teclas, las zonas de aparición de los personajes y enemigos, la creación de los power ups, los distintos tipos de armas y la creación de la camara. Si bien pudo completarse el servidor, quedaron algunas cosas del modelo por completar como las escaleras. </text:span></text:p>
      <text:p text:style-name="Standard"><text:span text:style-name="T3">En la cuarta semana, anterior a la pre entrega se debería seguir con el desarrollo del servidor, mas especificadamente con el flujo de unión a las partidas, la definición de las interfaces, y la carga de niveles dinámicamente. Del lado del cliente se tenía que incorporar los atrasado mas la carga de niveles desde un archivo .xml, la inteligencia artificial de los enemigos de nivel, los gráficos de todos los elementos incluyendo animaciones, la inteligencia artificial especial de los malos finales, las puertas de la cámara del malo y el ajuste del comportamiento general de todos los elementos para ser adecuado. Se pudieron cumplir con todas expectativas, se dio la primera prueba real del juego multijugador que se observo que funcionaba y se tuvieron algunos inconvenientes con el rendimiento general que fueron arreglados de inmediato.</text:span></text:p>
      <text:p text:style-name="Standard"><text:span text:style-name="T3">Durante la quinta semana se limarían los aspectos ya implementados agregando algunas cosas que habían quedado tanto del lado del servidor, algunas refactorizaciones y la creación de un sistema más robusto para la transmisión de estados, como del lado del modelo, como la carga de los parámetros del juego desde un archivo de texto, arreglo </text:span><text:soft-page-break/><text:span text:style-name="T3">de algunos bugs o glitches y afinar la inteligencia artificial de los malos finales para ajustarlos a los criterios especificados. </text:span></text:p>
      <text:p text:style-name="Standard"><text:span text:style-name="T3">Durante la sexta y séptima semana se siguió <text:s/>con la depuración del código, el ajuste de características y la confección parcial del informe, ya a paso más lento debido a la necesidad de cumplir con otras responsabilidades. <text:s text:c="4"/></text:span></text:p>
      <text:p text:style-name="Standard"><text:span text:style-name="T3">En la semana final se confecciono la versión final del informe, se agregaron las animaciones a los malos de nivel, se confeccionaron los 4 niveles restantes, se realizo una pequeña cantidad de testing para asegurar que no hubiera inestabilidades. Se ajustaron algunos problemas con el flujo del juego (transición entre niveles, etc.), se incorporo el log de eventos. Además se uso Valgrind para eliminar las lagunas de memoria del servidor y se mejoro la legibilidad del código mediante refactorizaciones y comentarios. <text:s text:c="13"/></text:span></text:p>
      <text:p text:style-name="P5"/>
      <text:p text:style-name="Standard"><text:span text:style-name="T3">Si bien se han cumplido los objetivos propuestos en el trabajo práctico </text:span><text:span text:style-name="T4">quedan mejorables algunas cosas</text:span><text:span text:style-name="T3">, principalmente:</text:span></text:p>
      <text:p text:style-name="P5"/>
      <text:list xml:id="list470591673" text:style-name="WWNum12">
        <text:list-item>
          <text:p text:style-name="P15"><text:span text:style-name="T3">Realizar un ajuste de la jugabilidad para presentar mayor desafío al usuario para esto deberían ajustarse los parámetros del archivo externo y además dotar a los malos finales de las habilidades presentes en el juego original, cosas que están muy por fuera del alcance de este trabajo.</text:span></text:p>
        </text:list-item>
      </text:list>
      <text:p text:style-name="P5"/>
      <text:list xml:id="list267317275" text:continue-numbering="true" text:style-name="WWNum12">
        <text:list-item>
          <text:p text:style-name="P15"><text:span text:style-name="T3"><text:s/>Hacer una distinción tajante entre la zona física de la cámara y la zona en pantalla de la cámara, es decir, que la resolución de la ventana no esté relacionada con el área física que muestra. Para esto debería implementarse un protocolo mucho más complejo que permita que muchos usuarios tengan distintas resoluciones de ventanas pero a la vez vean la misma cantidad de mundo para que sea justo. En nuestra versión solo esta soportada la resolución base de 800x600.</text:span></text:p>
        </text:list-item>
      </text:list>
      <text:p text:style-name="P16"/>
      <text:p text:style-name="P5"/>
      <text:p text:style-name="Standard"><text:soft-page-break/><text:span text:style-name="T1">Inconvenientes durante el desarrollo </text:span></text:p>
      <text:p text:style-name="Standard"><text:span text:style-name="T3">No se han tenido problemas mayores con la utilización de C++ que es quizás uno de los mayores desafíos del trabajo y de la materia ni con las demas herramientas tales como GTK, Cairo ni sockets o hilos. Los problemas encontrados más bien estuvieron relacionados a la falta de tiempo y la constante aparición de bugs y glitches dado el alto acoplamiento de un sistema de estas características. </text:span></text:p>
      <text:p text:style-name="Standard"><text:span text:style-name="T3">El primer inconveniente encontrado fue la ausencia de un integrante, esto complico excesivamente las cosas, si bien fue recortado el alcance del trabajo practico no creemos que realmente el integrante faltante hubiera necesitado 8 semanas para realizar el editor de niveles, sino que hubiera utilizado el tiempo sobrante para apoyar en el testing, la corrección de bugs, la confeccion del informe y probablemente la ayuda con los recursos gráficos, esto hubiera alivianado mucho la carga dado que si se estaban programando las animaciones no debía interrumpirse para generar los cuadros buscando en internet.</text:span></text:p>
      <text:p text:style-name="Standard"><text:span text:style-name="T3">El segundo problema fundamental fue el tiempo, si bien 8 semanas es más que suficiente, cuando se tienen otras materias el tiempo se hace escaso. Con lo que es fundamental la buena planificación y el cumplimiento de esta, poniéndose objetivos reales dentro de las posibilidades, cosa que no siempre sucedió.</text:span></text:p>
      <text:p text:style-name="Standard"><text:span text:style-name="T3">Luego estuvo el problema del trabajo grupal en los momentos donde los trabajos debían cruzarse y alguno de los integrantes no había llegado a lo que se necesitaba con lo cual se debía dejar la tarea pendiente y continuar con otra para luego retomar esa. </text:span></text:p>
      <text:p text:style-name="Standard"><text:span text:style-name="T3">La integración de los módulos también tuvo momentos conflictivos cuando al integrar se generaban bugs, por suerte solo fueron pocos momentos y la mayoría de las veces todo estaba bien, en parte debido a que la disponibilidad horaria de los integrantes hacia que nunca ambos trabajaran a la vez y entonces no había colisiones en los aportes al repositorio. </text:span></text:p>
      <text:p text:style-name="P5"/>
      <text:p text:style-name="Standard"><text:span text:style-name="T1">Herramientas</text:span></text:p>
      <text:p text:style-name="P1"/>
      <text:p text:style-name="Standard"><text:soft-page-break/><text:span text:style-name="T3">Se utilizaron varias herramientas para apoyar el desarrollo. Probablemente la más importante sea GitHub que se utilizo como sistema de control de versiones la cual facilito la comunicación entre integrantes dado que simplemente haciendo pull se tenía la última versión y esta además incluía el feed dado por el otro integrante lo cual es my importante, mantener la comunicación. </text:span></text:p>
      <text:p text:style-name="Standard"><text:span text:style-name="T3">Para la compilación se utilizo un makefile especial, ajustado a los requerimientos del proyecto, que utiliza g++ como compilador para generar los diferentes ejecutables. </text:span></text:p>
      <text:p text:style-name="Standard"><text:span text:style-name="T3">Como editor de interfaz grafica se utilizaron dos, cada integrante utilizo el que más le conviniera o le resultara familiar. En particular fueron Gedit y Geany. Y para el debug se utilizo gdb ya que proporcionaba de la manera más rápida y simple las pocas funciones necesitadas. </text:span></text:p>
      <text:h text:style-name="P14" text:outline-level="1"><text:span text:style-name="T5">Para la obtención de los gráficos se utilizaron tres herramientas graficas. Gimp, Inkscape y el editor </text:span><text:span text:style-name="T7">Online-Image-Editor disponible en </text:span><text:a xlink:type="simple" xlink:href="http://www.online-image-editor.com/"><text:span text:style-name="T6">http://www.online-image-editor.com/</text:span></text:a><text:span text:style-name="T7">.</text:span></text:h>
      <text:p text:style-name="Standard"><text:span text:style-name="T3">Para la confección de este informe se utilizo el editor Word. <text:s/></text:span></text:p>
      <text:p text:style-name="P5"/>
      <text:p text:style-name="Standard"><text:span text:style-name="T1">Conclusiones</text:span></text:p>
      <text:p text:style-name="P1"/>
      <text:p text:style-name="Standard"><text:span text:style-name="T3">Fue un trabajo practico difícil de llevar, duro y complejo pero al llegar al final y ver el resultado claramente se ve que se aprendieron algunos conceptos tanto generales de programación como de trabajo. Lo único que se puede acotar es la extrema dependencia del trabajo y de la materia en general del sistema operativo Linux dado que no es una plataforma comercialmente viable ni masiva, es decir, que este curso con este TP no prepara para el desarrollo de videojuegos comerciales (si este fuera el objetivo) y además para peor este juego no podrá ser mostrado al 90% de personas interesadas en verlo. </text:span></text:p>
      <text:p text:style-name="P5"/>
      <text:p text:style-name="Standard"><text:span text:style-name="T3"><text:s text:c="3"/></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Standard"><text:span text:style-name="T1">Documentación técnica </text:span></text:p>
      <text:p text:style-name="P5"/>
      <text:p text:style-name="P4"><text:span text:style-name="T11">Requerimientos de software </text:span></text:p>
      <text:p text:style-name="P4"><text:span text:style-name="T3">Los requisitos para el </text:span><text:span text:style-name="T4">desarrollo del programa</text:span><text:span text:style-name="T3"> son:</text:span></text:p>
      <text:list xml:id="list1106534977" text:style-name="WWNum13">
        <text:list-item>
          <text:p text:style-name="P17"><text:span text:style-name="T3">Ubuntu 12</text:span></text:p>
        </text:list-item>
        <text:list-item>
          <text:p text:style-name="P17"><text:span text:style-name="T3">Gedit u otro IDE.</text:span></text:p>
        </text:list-item>
        <text:list-item>
          <text:p text:style-name="P17"><text:span text:style-name="T3">Box2D (ya viene incluido en el proyecto base)</text:span></text:p>
        </text:list-item>
        <text:list-item>
          <text:p text:style-name="P17"><text:span text:style-name="T3">Gtkmm (se instala con </text:span><text:span text:style-name="T4">sudo </text:span><text:span text:style-name="T10">apt-get install libgtkmm-3.0-dev</text:span><text:span text:style-name="T8">)</text:span></text:p>
        </text:list-item>
      </text:list>
      <text:p text:style-name="P4"><text:span text:style-name="T8">Para la </text:span><text:span text:style-name="T10">compilación</text:span><text:span text:style-name="T8"> se utilizan:</text:span></text:p>
      <text:list xml:id="list2012039084" text:style-name="WWNum14">
        <text:list-item>
          <text:p text:style-name="P18"><text:span text:style-name="T8">./compilar.sh: hace una compilación desde cero del cliente como si fuera la primera vez.</text:span></text:p>
        </text:list-item>
        <text:list-item>
          <text:p text:style-name="P18"><text:span text:style-name="T8">./compilar_s.sh: compila desde cero el servidor como si fuera la primera vez.</text:span></text:p>
        </text:list-item>
        <text:list-item>
          <text:p text:style-name="P18"><text:span text:style-name="T8">Make posta: recompila el cliente solo utilizando los archivos que fueron modificados y los binarios existentes (puede ocasionar errores si se modificaron .h) <text:s/></text:span></text:p>
        </text:list-item>
        <text:list-item>
          <text:p text:style-name="P18"><text:soft-page-break/><text:span text:style-name="T8">Make –f s posta: recompila el servidor utilizando solo los archivos modificados y los binarios existentes, puede ocasionar los mismos problemas que make posta.</text:span></text:p>
        </text:list-item>
      </text:list>
      <text:p text:style-name="P4"><text:span text:style-name="T8">//Pone que archivos genera.</text:span></text:p>
      <text:p text:style-name="P4"><text:span text:style-name="T8">// <text:s/>Pone el Log</text:span></text:p>
      <text:p text:style-name="P7"/>
      <text:p text:style-name="P4"><text:span text:style-name="T8">Para </text:span><text:span text:style-name="T10">depurar el programa</text:span><text:span text:style-name="T8"> se utiliza gdb escribiendo por consola ‘gdb ./holi’ o ‘gdb ./serv’ dependiendo si se quiere debuggear el cliente o el servidor. Luego se escribe ‘r’ dentro de gdb para correr el programa. Si hay algún problema se escribe ‘backtrace’ para ver el stack de las llamadas. Para salir se escribe ‘q’ y luego ‘y’ cuando nos pregunte.</text:span></text:p>
      <text:p text:style-name="P7"/>
      <text:p text:style-name="P4"><text:span text:style-name="T8">Para </text:span><text:span text:style-name="T10">probar el programa</text:span><text:span text:style-name="T8"> simplemente se debe correr un solo servidor escribiendo por consola ‘./serv’ y tantos clientes como se desee con ‘./holi’. </text:span></text:p>
      <text:p text:style-name="P7"/>
      <text:p text:style-name="P7"/>
      <text:p text:style-name="P7"/>
      <text:p text:style-name="P4"><text:span text:style-name="T11">Descripción general</text:span></text:p>
      <text:p text:style-name="P4"><text:span text:style-name="T8">Como se comento anteriormente el programa está dividido en dos grandes bloques o módulos, si bien no puede hablarse de modularización en el sentido de independencia y circunscripción de responsabilidades <text:s/>si en cuanto a funcionalidad definida, el modulo net implementa el flujo de juego online con las pantallas de selección y la interface que ven los jugadores y el otro implementa el juego offline con los gráficos de pantalla. </text:span></text:p>
      <text:p text:style-name="P4"><text:span text:style-name="T8">A nivel general y técnico pueden comentarse varias cosas y algunas decisiones de diseño. Una es que el juego desde el inicio estaba pensado para poder compilarse bajo Linux y Windows utilizado algunas macros se podía generar códigos particulares para uno u otro sistema pero finalmente fue descartada la idea por no conseguir una biblioteca grafica que fuera CrossPlatform o que almenos fuera de mediana simple </text:span><text:soft-page-break/><text:span text:style-name="T8">instalación en ambos SO. Hubiera tenido mayor valor si la idea prosperara.</text:span></text:p>
      <text:p text:style-name="P4"><text:span text:style-name="T8">La idea de juego online se encaro de la forma más simple posible y menos costosa siempre hablando de los recursos de red, en este punto es donde nos alejamos ligeramente del enunciado dotando a cada cliente de un sistema de juego completo de procesamiento en lugar de que los clientes fueran simples ventanas de visualización y captura de teclas, pasando de un juego de streaming a uno completo. Claramente esto no vino lejos de los problemas pero si produjo además un mecanismo de predicción que solo necesita actualización parcial por parte del servidor y eventualmente actualización total. </text:span></text:p>
      <text:p text:style-name="P4"><text:span text:style-name="T8">Para la física se utilizo el motor Box2D montado sobre nuestro sistema de clases para así encapsularlo. De esta forma se mantiene independiente del motor de física y aun así pueden usarse todas sus características y además extenderlas y realizar optimizaciones cuando sea necesario. </text:span></text:p>
      <text:p text:style-name="P4"><text:span text:style-name="T8">Para lo gráficos se utilizo un patrón denominado “Visitor” en el que es menester de cada objeto saber cuál es su forma, su dibujo, pero para dibujarse utiliza los métodos de otra clase. De esta forma se mantiene el encapsulamiento de la API grafica y se obtiene la menor redundancia en este sentido, a diferencia de otros patrones que segmentan mas el código pero generan demasiado overhead, por ejemplo, MVC. <text:s text:c="5"/></text:span></text:p>
      <text:p text:style-name="P4"><text:span text:style-name="T8">Se creó un pequeño sistema rudimentario de animación que cumple con los requerimientos necesitados por el juego, ni más ni menos. </text:span></text:p>
      <text:p text:style-name="P4"><text:span text:style-name="T8">En la siguiente sección se describen con detalle ambos módulos.</text:span></text:p>
      <text:p text:style-name="P7"/>
      <text:p text:style-name="P4"><text:span text:style-name="T2">Modulo offline</text:span></text:p>
      <text:p text:style-name="P4"><text:span text:style-name="T3">Se encarga de proporcionar la jugabilidad. Es, de hecho, un juego que puede ser jugado en single player utilizando el modo debug. No es dependiente del multiplayer sino que este último lo manipula para poder tener el mismo estado en cada cliente pero mediante unas pocas líneas se puede transformar en un juego de punta a punta single player. Para activar el modo debug se debe definir la constante DEBUG en ‘Debug.h’ en la carpeta ‘src/net’. </text:span></text:p>
      <text:p text:style-name="P4"><text:soft-page-break/><text:span text:style-name="T3">Esta encabezado por la clase Mundo que es la puerta de entrada y tiene toda la lógica del juego.</text:span></text:p>
      <text:p text:style-name="P4"><text:span text:style-name="T3">A continuación se presenta un diagrama reducido de clases explicando cada una de las clases principales. Solo se muestran las relaciones entre clases y, si se considera necesario, se detalla en la descripción de esa clase los métodos y atributos. <text:s/></text:span></text:p>
      <text:p text:style-name="P6"/>
      <text:p text:style-name="P9"><draw:frame draw:style-name="fr1" draw:name="1 Imagen" text:anchor-type="as-char" svg:width="6.1374in" svg:height="2.5646in" draw:z-index="1"><draw:image xlink:href="Pictures/10000201000004C7000001FF5D87E04A.png" xlink:type="simple" xlink:show="embed" xlink:actuate="onLoad"/><svg:title>Offline.png</svg:title></draw:frame></text:p>
      <text:p text:style-name="P19">Ilustración <text:s/>- Diagrama UML de clases parcial</text:p>
      <text:p text:style-name="P4"><text:span text:style-name="T8">Descripción de funcionalidades desde las clases más esenciales hasta las más compuestas. </text:span></text:p>
      <text:p text:style-name="P4"><text:span text:style-name="T8">La </text:span><text:span text:style-name="T10">clase Cuerpo, <text:s/></text:span><text:span text:style-name="T8">representa cualquier cosa que tenga presencia física en el mundo. Hace uso internamente del motor físico Box2D pero esto es totalmente opaco al usuario. Tiene su interface orientada a sus propiedades física, es decir, es posible obtener y modificar sus parámetros físicos clásicos como la velocidad, su posición o aplicarle un impulso. Posee dos métodos que deben ser aclarados para no haber confusión. El primero es “agregarCuerpoInmaterial”, permite adosar al cuerpo otro cuerpo de características físicas definidas, por ejemplo, un detector de extremos para saber cuándo se está frente a una pared. La otra esa “tipoCuerpo” en varios escenarios (Callbacks de Box2D mayormente) es necesario saber el tipo de cuerpo para obtener el resultado deseado, por lo que, cada clase que herede de Cuerpo deberá redefinir este parámetro. <text:s/>El 90% de los objetos heredan de Cuerpo o de sus hijos. </text:span></text:p>
      <text:p text:style-name="P4"><text:soft-page-break/><text:span text:style-name="T8">La </text:span><text:span text:style-name="T10">clase Actualizable, </text:span><text:span text:style-name="T8">es una de las interfaces más importantes. Las clases derivadas de esta son aquellas que pertenecen al ciclo de simulación y, como tales, se actualizan en cada llamada a ‘actualizar’ pasándole el diferencial de tiempo.</text:span></text:p>
      <text:p text:style-name="P4"><text:span text:style-name="T8">La </text:span><text:span text:style-name="T10">clase Saltador, </text:span><text:span text:style-name="T8">simplemente define si una entidad puede o no saltar. <text:s text:c="3"/></text:span></text:p>
      <text:p text:style-name="P4"><text:span text:style-name="T8">La </text:span><text:span text:style-name="T10">clase Entidad, </text:span><text:span text:style-name="T8">representa todas aquellas entidades vivas, en este caso, son enemigos y megamanes. Define los parámetros de energía y determina como es atacado un personaje y como actúa al ser dañado, y al morir. Las primitivas principales son “virtualo void atacado(uint daño, Disparo *disparo)” que provee un comportamiento por defecto a todas las entidades hijas y “virtual void alMorir()” que define como actua al morir una unidad ya que por ejemplo megaman no debe ser eliminado al morir pero si los enemigos.</text:span></text:p>
      <text:p text:style-name="P4"><text:span text:style-name="T8">La </text:span><text:span text:style-name="T10">clase Enemigo, </text:span><text:span text:style-name="T8"><text:s/>de esta heredan todas las entidades enemigas ya que provee mecanismos para el manejo de la inteligencia artificial, define las acciones que son posibles para los enemigos, tales como saltar, cubrirse, correr, virar, <text:s/>mirar a los lados, disparar; <text:s/>y provee la ruleta de powerUps si se setea al crearse. Las principales primitivas pueden verse en el código, pero nos gustaría resaltar una que ofrece funcionalidad para seguir expandiendo la clase, la primitiva “real numeroAleatorio(real desde, real hasta)”, esta es la base para la IA de todos los personajes no jugables, desde el Met hasta Fireman. <text:s/>De esta forma se puede simular la voluntad de elección de la forma necesaria para este juego. <text:s text:c="5"/></text:span></text:p>
      <text:p text:style-name="P4"><text:span text:style-name="T8">Las </text:span><text:span text:style-name="T10">clases derivadas de Enemigo, </text:span><text:span text:style-name="T8">estas clases permiten materializar al enemigo dándole forma visual y dándole comportamiento y, así, personalidad. Quizá haga falta mencionar como es que funciona este mecanismo, es la clásica maquina de estados finitos que se usa en cualquier videojuego solo que menos compleja. Se implementa dentro de la primitiva actualizar. A lo largo del juego puede verse la cantidad de personalidades distintas que pueden obtenerse solo con una maquina de estados finitos y un generados pseudoaleatorio de números. </text:span></text:p>
      <text:p text:style-name="P4"><text:span text:style-name="T8">La </text:span><text:span text:style-name="T10">clase PowerUp y sus derivadas, </text:span><text:span text:style-name="T8"><text:s/>sencillamente son los objetos que megaman puede agarrar, de manera que al colisionar con ellos, se les llama el método “void aumentar(Megaman* megaman)” y este modifica en algún aspecto a megaman, ya sea recargándole energía, plasma, o dotándolo de nuevas armas. Al crear un powerUp debe </text:span><text:soft-page-break/><text:span text:style-name="T8">asignársele una probabilidad de aparición de manera que pueda haber objetos raros y objetos comunes. </text:span><text:span text:style-name="T10"><text:s/></text:span><text:span text:style-name="T8"><text:s text:c="8"/></text:span><text:span text:style-name="T10"><text:s/></text:span></text:p>
      <text:p text:style-name="P4"><text:span text:style-name="T8">La </text:span><text:span text:style-name="T10">clase CajaAccion y sus derivadas, </text:span><text:span text:style-name="T8">son objetos muy especiales que no tienen una presencia visible en el mundo pero que ofrecen funcionalidades necesarias como las implementadas y que se describen a continuación. Las cajasAccion tienen su efecto mayormente al colisionar con y solamente con megaman y al hacerlo se agrega una tarea diferida en el mundo para que luego interactúe con este. El derivado ZonaMortal es una caja de acción que al tocarla mata instantáneamente a megaman. La ZonaTransporte al estar todos los megamanes adentro los transporta a una determinada posición. La ZonaGuardado una vez que todos los megamanes están adentro genera un Checkpoint de manera que si mueren se regeneran (si tuvieran vidas) en esa zona. La ZonaCerradura al estar todos los megamanes adentro cierra una puerta determinada por su ID en el .xml del nivel. Las CajaSpawn, simplemente reciben un ID y generan un enemigo en ese lugar, el ID siempre será el mismo con lo que se considera que el monstruo es el mismo. </text:span></text:p>
      <text:p text:style-name="P4"><text:span text:style-name="T8">La </text:span><text:span text:style-name="T10">clase Callback, </text:span><text:span text:style-name="T8">es una clase especial dedicada a manejar las colisiones del Box2D ya que dice que hacer en cada caso y dependiendo del fin para el que fue creado y el tipo de objeto. De esta forma se pueden definir varios “ColisionHandlers” en lugar de uno solo que soporta Box2D. </text:span></text:p>
      <text:p text:style-name="P4"><text:span text:style-name="T8">La </text:span><text:span text:style-name="T10">Clase ZonaCamara, </text:span><text:span text:style-name="T8">derivada de CajaAccion, merece un apartado. Es la que controla el recinto dentro del cual es posible moverse. Si algún jugador se va fuera de este recinto es reinsertado en la posición interna más cercana <text:s/>con lo que todos los jugadores siempre están en pantalla. Esta está bloqueada en el eje Y por decisiones de diseño pero podría extenderse a ambas dimensiones sin complicaciones. Si se quiere dibujar en pantalla es necesario primero preguntar por las dimensiones de esta zona y además por su posición.</text:span></text:p>
      <text:p text:style-name="P4"><text:span text:style-name="T8">La </text:span><text:span text:style-name="T10">Clase Megaman, </text:span><text:span text:style-name="T8">hereda de Entidad. Es uno de los pilares fundamentales y fue desarrollada a lo largo de 2 meses para ir incorporando los requerimientos del videojuego. Tiene primitivas similares a las de Enemigo pero incorpora muchas más, como por ejemplo las que permiten que megaman se agarre de las escalera, las suba, las baje, seleccionar que arma usar, etc. También hereda de la clase Animado con lo que internamente tiene puntos de cambio de </text:span><text:soft-page-break/><text:span text:style-name="T8">animación para reflejar el estado de megaman que es por lejos el cuerpo que mayor cantidad de estados tiene. </text:span></text:p>
      <text:p text:style-name="P4"><text:span text:style-name="T8">Y finalmente la clase principal, la clase que nuclea a todas las clases del modelo, la clase que modera el juego, la </text:span><text:span text:style-name="T10">clase Mundo. </text:span><text:span text:style-name="T8">Tiene casi 700 líneas siendo la más extensa de todas debido a la gran cantidad de responsabilidades que tiene. Utiliza como base la clase b2World de Box2D para la simulación del mundo físico. Es la encargada de cargar desde el archivo .xml el mundo en el que se va a jugar. Permite preguntar desde afuera cual es el estado del mundo actual para poder así tomar decisiones como terminar el juego o avanzar al siguiente mundo. </text:span></text:p>
      <text:p text:style-name="P4"><text:span text:style-name="T8">Además soporta una gran cantidad de consultas sobre elementos del mundo, tales como el megaman mas cercano a un punto, el enemigo más cercano, <text:s/>consultar entidades por ID, dañar todas las entidades de una zona, eliminar elementos, etc. Además permite agregar tareas diferidas, lo que permite ejecutarlas en un momento donde sea seguro ya que una gran cantidad de estas pueden estar relacionadas al motor Box2D y deben ser realizadas fuera del ciclo “step”. <text:s/></text:span></text:p>
      <text:p text:style-name="P4"><text:span text:style-name="T8">Tiene otras primitivas que son fundamentales para el rendimiento como pueden ser, “limpiar” que elimina todas las entidades fuera de un determinado radio; “obtenerElementosCamara” que devuelve una lista con todos los elementos que están dentro de la zona de cámara. <text:s/></text:span></text:p>
      <text:p text:style-name="P4"><text:span text:style-name="T8">El </text:span><text:span text:style-name="T10">archivo de definiciones, </text:span><text:span text:style-name="T8"><text:s/>se encuentra en el directorio raíz junto a los ejecutables, es el configuracion.conf y dentro de el están todas aquellas cosas que tiene sentido que puedan ser ajustadas sin recompilar, como ser velocidades y tamaño de cosas. Se implemento con un objeto global especial dentro del juego que permite cargar dinámicamente estos valores. Luego es los remapea como constantes del preprocesador para enmascararlas y mejorar la legibilidad del código. </text:span></text:p>
      <text:p text:style-name="P7"/>
      <text:p text:style-name="P4"><text:span text:style-name="T2">Modulo online</text:span></text:p>
      <text:p text:style-name="P3"/>
      <text:p text:style-name="P3"/>
      <text:p text:style-name="P4"><text:soft-page-break/><text:span text:style-name="T2">Manual de usuario</text:span></text:p>
      <text:p text:style-name="P8"/>
      <text:p text:style-name="P4"><text:span text:style-name="T11">Requerimientos mínimos</text:span></text:p>
      <text:p text:style-name="P10"><text:span text:style-name="T3">Ubuntu 12.04 o superior</text:span></text:p>
      <text:p text:style-name="P10"><text:span text:style-name="T3">CPU 32bits 2,0Ghz</text:span></text:p>
      <text:p text:style-name="P10"><text:span text:style-name="T3">GPU 12MB VRAM</text:span></text:p>
      <text:p text:style-name="P10"><text:span text:style-name="T3">512MB de RAM</text:span></text:p>
      <text:p text:style-name="P10"><text:span text:style-name="T3">100MB HDD</text:span></text:p>
      <text:p text:style-name="P10"><text:span text:style-name="T3">Monitor de resolución 800x600</text:span></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1pt" style:language-asian="es" style:country-asian="AR"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true" style:font-name-asian="WenQuanYi Micro Hei" style:font-size-asian="11pt" style:language-asian="es" style:country-asian="A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0689in" style:type="center"/>
          <style:tab-stop style:position="6.1374in" style:type="right"/>
        </style:tab-stops>
      </style:paragraph-properties>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ítulo_20_1_20_Car" style:display-name="Título 1 C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text-properties style:font-name-complex="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meta:initial-creator>
    <dc:creator>Marcos</dc:creator>
    <meta:editing-cycles>163</meta:editing-cycles>
    <meta:print-date>2016-04-24T22:13:00</meta:print-date>
    <meta:creation-date>2016-03-11T16:40:00</meta:creation-date>
    <dc:date>2016-06-20T08:54:00</dc:date>
    <meta:editing-duration>PT25M3S</meta:editing-duration>
    <meta:generator>LibreOffice/3.5$Linux_x86 LibreOffice_project/350m1$Build-2</meta:generator>
    <meta:document-statistic meta:table-count="0" meta:image-count="1" meta:object-count="0" meta:page-count="13" meta:paragraph-count="85" meta:word-count="3603" meta:character-count="22232" meta:non-whitespace-character-count="186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